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5cm" fo:min-width="5.31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cm" fo:min-width="6.21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3.31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21cm" fo:min-width="4.96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1.16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3.85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29cm" fo:min-width="7.19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2cm" fo:min-width="3.01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1.86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1.429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0.63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1.99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3.989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19cm" fo:min-width="4.909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704cm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svg:stroke-color="#000000" draw:fill="none" draw:fill-color="#ffffff" fo:min-height="0.491cm"/>
    </style:style>
    <style:style style:name="gr19" style:family="graphic" style:parent-style-name="standard">
      <style:graphic-properties draw:stroke="none" svg:stroke-color="#000000" draw:fill="none" draw:fill-color="#ffffff" fo:min-height="0.634cm"/>
    </style:style>
    <style:style style:name="gr20" style:family="graphic" style:parent-style-name="standard">
      <style:graphic-properties draw:stroke="none" svg:stroke-color="#000000" draw:fill="none" draw:fill-color="#ffffff" fo:min-height="0.842cm"/>
    </style:style>
    <style:style style:name="gr21" style:family="graphic" style:parent-style-name="standard">
      <style:graphic-properties draw:stroke="none" svg:stroke-color="#000000" draw:fill="none" draw:fill-color="#ffffff" fo:min-height="0.623cm"/>
    </style:style>
    <style:style style:name="gr22" style:family="graphic" style:parent-style-name="standard">
      <style:graphic-properties draw:stroke="none" svg:stroke-color="#000000" draw:fill="none" draw:fill-color="#ffffff" fo:min-height="0.677cm"/>
    </style:style>
    <style:style style:name="gr23" style:family="graphic" style:parent-style-name="standard">
      <style:graphic-properties draw:stroke="none" svg:stroke-color="#000000" draw:fill="none" draw:fill-color="#ffffff" fo:min-height="0.544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1.33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2.44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1.43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1.313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2.751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2.951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1.26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0.97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2.053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2.03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1.259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1.249cm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-color="#ffffff"/>
      <style:paragraph-properties fo:text-align="center"/>
      <style:text-properties fo:font-size="24pt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="none"/>
      <style:paragraph-properties fo:text-align="center"/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63cm" svg:height="1.197cm" svg:x="1.741cm" svg:y="3.783cm">
          <text:p text:style-name="P1">Cmd/Work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6.769cm" svg:height="1.132cm" svg:x="18.58cm" svg:y="4.748cm">
          <text:p text:style-name="P1">Docker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3" draw:id="id13" draw:layer="layout" svg:width="7.734cm" svg:height="2.159cm" svg:x="18.097cm" svg:y="7.174cm">
          <text:p text:style-name="P1">Is realized b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5.514cm" svg:height="1.123cm" svg:x="1.915cm" svg:y="10.833cm">
          <text:p text:style-name="P1">MarathonCm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429cm" svg:height="2.159cm" svg:x="2.958cm" svg:y="14.034cm">
          <text:p text:style-name="P1">Accept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5" draw:id="id5" draw:layer="layout" svg:width="4.403cm" svg:height="1.016cm" svg:x="2.471cm" svg:y="19.064cm">
          <text:p text:style-name="P1">Argu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" draw:id="id12" draw:layer="layout" svg:width="7.747cm" svg:height="1.131cm" svg:x="18.091cm" svg:y="10.398cm">
          <text:p text:style-name="P1">Marathon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" draw:id="id2" draw:layer="layout" svg:width="7.133cm" svg:height="2.667cm" svg:x="1.106cm" svg:y="6.477cm">
          <text:p text:style-name="P1">Is realized b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6" draw:id="id6" draw:layer="layout" svg:width="4.826cm" svg:height="2.159cm" svg:x="10.976cm" svg:y="13.065cm">
          <text:p text:style-name="P1">Expos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8" draw:id="id8" draw:layer="layout" svg:width="3.961cm" svg:height="2.159cm" svg:x="16.321cm" svg:y="14.323cm">
          <text:p text:style-name="P1">Accept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0" draw:id="id10" draw:layer="layout" svg:width="2.377cm" svg:height="2.159cm" svg:x="23.241cm" svg:y="13.123cm">
          <text:p text:style-name="P1">Ha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7" draw:id="id7" draw:layer="layout" svg:width="2.543cm" svg:height="1.016cm" svg:x="12.118cm" svg:y="16.818cm">
          <text:p text:style-name="P1">Por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9" draw:id="id9" draw:layer="layout" svg:width="4.541cm" svg:height="1.016cm" svg:x="16.031cm" svg:y="17.818cm">
          <text:p text:style-name="P1">Argu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1" draw:id="id11" draw:layer="layout" svg:width="5.461cm" svg:height="1.721cm" svg:x="21.701cm" svg:y="16.367cm">
          <text:p text:style-name="P1">Environment<text:line-break/>Variab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4.672cm" svg:y1="4.98cm" svg:x2="4.673cm" svg:y2="6.477cm" draw:start-shape="id1" draw:start-glue-point="2" draw:end-shape="id2" draw:end-glue-point="4" svg:d="M4672 4980v748h1v749" svg:viewBox="0 0 2 1498">
          <text:p/>
        </draw:connector>
        <draw:connector draw:style-name="gr15" draw:text-style-name="P1" draw:layer="layout" svg:x1="4.673cm" svg:y1="9.144cm" svg:x2="4.672cm" svg:y2="10.833cm" draw:start-shape="id2" draw:start-glue-point="6" draw:end-shape="id3" draw:end-glue-point="0" svg:d="M4673 9144v844h-1v845" svg:viewBox="0 0 2 1690">
          <text:p/>
        </draw:connector>
        <draw:connector draw:style-name="gr15" draw:text-style-name="P1" draw:layer="layout" svg:x1="4.672cm" svg:y1="11.956cm" svg:x2="4.673cm" svg:y2="14.034cm" draw:start-shape="id3" draw:start-glue-point="2" draw:end-shape="id4" draw:end-glue-point="4" svg:d="M4672 11956v1038h1v1040" svg:viewBox="0 0 2 2079">
          <text:p/>
        </draw:connector>
        <draw:connector draw:style-name="gr15" draw:text-style-name="P1" draw:layer="layout" svg:x1="4.673cm" svg:y1="16.193cm" svg:x2="4.672cm" svg:y2="19.064cm" draw:start-shape="id4" draw:start-glue-point="6" draw:end-shape="id5" draw:end-glue-point="0" svg:d="M4673 16193v1436h-1v1435" svg:viewBox="0 0 2 2872">
          <text:p/>
        </draw:connector>
        <draw:connector draw:style-name="gr15" draw:text-style-name="P1" draw:layer="layout" svg:x1="13.389cm" svg:y1="15.224cm" svg:x2="13.389cm" svg:y2="16.818cm" draw:start-shape="id6" draw:start-glue-point="6" draw:end-shape="id7" svg:d="M13389 15224v1594" svg:viewBox="0 0 1 1595">
          <text:p/>
        </draw:connector>
        <draw:connector draw:style-name="gr15" draw:text-style-name="P1" draw:layer="layout" svg:x1="18.302cm" svg:y1="16.482cm" svg:x2="18.301cm" svg:y2="17.818cm" draw:start-shape="id8" draw:start-glue-point="6" draw:end-shape="id9" draw:end-glue-point="0" svg:d="M18302 16482v668h-1v668" svg:viewBox="0 0 2 1337">
          <text:p/>
        </draw:connector>
        <draw:connector draw:style-name="gr15" draw:text-style-name="P1" draw:layer="layout" svg:x1="24.43cm" svg:y1="15.282cm" svg:x2="24.431cm" svg:y2="16.367cm" draw:start-shape="id10" draw:start-glue-point="6" draw:end-shape="id11" svg:d="M24430 15282v542h1v543" svg:viewBox="0 0 2 1086">
          <text:p/>
        </draw:connector>
        <draw:connector draw:style-name="gr15" draw:text-style-name="P1" draw:layer="layout" draw:line-skew="-0.622cm" svg:x1="18.302cm" svg:y1="14.323cm" svg:x2="21.964cm" svg:y2="11.529cm" draw:start-shape="id8" draw:start-glue-point="4" draw:end-shape="id12" svg:d="M18302 14323v-2020h3662v-774" svg:viewBox="0 0 3663 2795">
          <text:p/>
        </draw:connector>
        <draw:connector draw:style-name="gr15" draw:text-style-name="P1" draw:layer="layout" svg:x1="13.389cm" svg:y1="13.065cm" svg:x2="21.964cm" svg:y2="11.529cm" draw:start-shape="id6" draw:start-glue-point="4" draw:end-shape="id12" draw:end-glue-point="2" svg:d="M13389 13065v-769h8575v-767" svg:viewBox="0 0 8576 1537">
          <text:p/>
        </draw:connector>
        <draw:connector draw:style-name="gr15" draw:text-style-name="P1" draw:layer="layout" svg:x1="24.43cm" svg:y1="13.123cm" svg:x2="21.964cm" svg:y2="11.529cm" draw:start-shape="id10" draw:start-glue-point="4" draw:end-shape="id12" draw:end-glue-point="2" svg:d="M24430 13123v-798h-2466v-796" svg:viewBox="0 0 2467 1595">
          <text:p/>
        </draw:connector>
        <draw:connector draw:style-name="gr15" draw:text-style-name="P1" draw:layer="layout" svg:x1="21.964cm" svg:y1="10.398cm" svg:x2="21.964cm" svg:y2="9.333cm" draw:start-shape="id12" draw:start-glue-point="0" draw:end-shape="id13" draw:end-glue-point="6" svg:d="M21964 10398v-1065" svg:viewBox="0 0 1 1066">
          <text:p/>
        </draw:connector>
        <draw:connector draw:style-name="gr15" draw:text-style-name="P1" draw:layer="layout" svg:x1="21.964cm" svg:y1="7.174cm" svg:x2="21.964cm" svg:y2="5.88cm" draw:start-shape="id13" draw:start-glue-point="4" draw:end-shape="id14" draw:end-glue-point="2" svg:d="M21964 7174v-1294" svg:viewBox="0 0 1 1295">
          <text:p/>
        </draw:connector>
        <draw:frame draw:style-name="gr16" draw:text-style-name="P4" draw:layer="layout" svg:width="0.635cm" svg:height="1.195cm" svg:x="4.919cm" svg:y="5.21cm">
          <draw:text-box>
            <text:p text:style-name="P3">1</text:p>
          </draw:text-box>
        </draw:frame>
        <draw:frame draw:style-name="gr17" draw:text-style-name="P4" draw:layer="layout" svg:width="2.128cm" svg:height="1.195cm" svg:x="4.747cm" svg:y="9.447cm">
          <draw:text-box>
            <text:p text:style-name="P3">0..N</text:p>
          </draw:text-box>
        </draw:frame>
        <draw:frame draw:style-name="gr18" draw:text-style-name="P4" draw:layer="layout" svg:width="2.082cm" svg:height="1.195cm" svg:x="4.429cm" svg:y="16.929cm">
          <draw:text-box>
            <text:p text:style-name="P3">1..N</text:p>
          </draw:text-box>
        </draw:frame>
        <draw:frame draw:style-name="gr19" draw:text-style-name="P4" draw:layer="layout" svg:width="0.635cm" svg:height="1.195cm" svg:x="4.756cm" svg:y="12.487cm">
          <draw:text-box>
            <text:p text:style-name="P3">1</text:p>
          </draw:text-box>
        </draw:frame>
        <draw:frame draw:style-name="gr16" draw:text-style-name="P4" draw:layer="layout" svg:width="0.635cm" svg:height="1.195cm" svg:x="12.2cm" svg:y="12.157cm">
          <draw:text-box>
            <text:p text:style-name="P3">1</text:p>
          </draw:text-box>
        </draw:frame>
        <draw:frame draw:style-name="gr16" draw:text-style-name="P4" draw:layer="layout" svg:width="0.635cm" svg:height="1.195cm" svg:x="16.934cm" svg:y="12.984cm">
          <draw:text-box>
            <text:p text:style-name="P3">1</text:p>
          </draw:text-box>
        </draw:frame>
        <draw:frame draw:style-name="gr16" draw:text-style-name="P4" draw:layer="layout" svg:width="0.635cm" svg:height="1.195cm" svg:x="21.701cm" svg:y="12.43cm">
          <draw:text-box>
            <text:p text:style-name="P3">1</text:p>
          </draw:text-box>
        </draw:frame>
        <draw:frame draw:style-name="gr20" draw:text-style-name="P4" draw:layer="layout" svg:width="2.086cm" svg:height="1.195cm" svg:x="11.284cm" svg:y="15.402cm">
          <draw:text-box>
            <text:p text:style-name="P3">0..N</text:p>
          </draw:text-box>
        </draw:frame>
        <draw:frame draw:style-name="gr21" draw:text-style-name="P4" draw:layer="layout" svg:width="2.113cm" svg:height="1.195cm" svg:x="15.991cm" svg:y="16.067cm">
          <draw:text-box>
            <text:p text:style-name="P3">0..N</text:p>
          </draw:text-box>
        </draw:frame>
        <draw:frame draw:style-name="gr22" draw:text-style-name="P4" draw:layer="layout" svg:width="2.086cm" svg:height="1.195cm" svg:x="22.382cm" svg:y="15.151cm">
          <draw:text-box>
            <text:p text:style-name="P3">0..N</text:p>
          </draw:text-box>
        </draw:frame>
        <draw:frame draw:style-name="gr23" draw:text-style-name="P4" draw:layer="layout" svg:width="2.083cm" svg:height="1.195cm" svg:x="19.745cm" svg:y="9.223cm">
          <draw:text-box>
            <text:p text:style-name="P3">0..N</text:p>
          </draw:text-box>
        </draw:frame>
        <draw:frame draw:style-name="gr16" draw:text-style-name="P4" draw:layer="layout" svg:width="0.635cm" svg:height="1.195cm" svg:x="20.717cm" svg:y="6.13cm">
          <draw:text-box>
            <text:p text:style-name="P3">1</text:p>
          </draw:text-box>
        </draw:frame>
        <draw:custom-shape draw:style-name="gr24" draw:text-style-name="P2" xml:id="id22" draw:id="id22" draw:layer="layout" svg:width="2.667cm" svg:height="1.524cm" svg:x="1cm" svg:y="1.29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3" draw:id="id23" draw:layer="layout" svg:width="4.239cm" svg:height="1.524cm" svg:x="3.873cm" svg:y="1.296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24" draw:id="id24" draw:layer="layout" svg:width="2.814cm" svg:height="1.524cm" svg:x="8.473cm" svg:y="1.296cm">
          <text:p text:style-name="P1">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25" draw:id="id25" draw:layer="layout" svg:width="2.637cm" svg:height="1.524cm" svg:x="11.595cm" svg:y="1.29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26" draw:id="id26" draw:layer="layout" svg:width="4.669cm" svg:height="1.524cm" svg:x="14.443cm" svg:y="1.296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27" draw:id="id27" draw:layer="layout" svg:width="4.953cm" svg:height="1.524cm" svg:x="19.288cm" svg:y="1.296cm">
          <text:p text:style-name="P1">Namesp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28" draw:id="id28" draw:layer="layout" svg:width="2.572cm" svg:height="1.524cm" svg:x="24.368cm" svg:y="1.296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5" draw:id="id15" draw:layer="layout" svg:width="2.159cm" svg:height="1.524cm" svg:x="8.409cm" svg:y="9.247cm">
          <text:p text:style-name="P1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3.683cm" svg:height="1.524cm" svg:x="7.909cm" svg:y="11.748cm">
          <text:p text:style-name="P1">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8" draw:id="id18" draw:layer="layout" svg:width="2.159cm" svg:height="1.524cm" svg:x="12.709cm" svg:y="6.048cm">
          <text:p text:style-name="P1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7" draw:id="id17" draw:layer="layout" svg:width="3.683cm" svg:height="1.524cm" svg:x="12.109cm" svg:y="8.149cm">
          <text:p text:style-name="P1">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19" draw:id="id19" draw:layer="layout" svg:width="3.658cm" svg:height="1.524cm" svg:x="11.56cm" svg:y="18.761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20" draw:id="id20" draw:layer="layout" svg:width="2.559cm" svg:height="1.524cm" svg:x="21.193cm" svg:y="18.76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21" draw:id="id21" draw:layer="layout" svg:width="2.547cm" svg:height="1.524cm" svg:x="24.393cm" svg:y="18.765cm">
          <text:p text:style-name="P1">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line" svg:x1="7.429cm" svg:y1="11.394cm" svg:x2="8.409cm" svg:y2="10.009cm" draw:start-shape="id3" draw:start-glue-point="1" draw:end-shape="id15" draw:end-glue-point="6" svg:d="M7429 11394l980-1385" svg:viewBox="0 0 981 1386">
          <text:p/>
        </draw:connector>
        <draw:connector draw:style-name="gr36" draw:text-style-name="P5" draw:layer="layout" draw:type="line" svg:x1="7.429cm" svg:y1="11.394cm" svg:x2="7.909cm" svg:y2="12.51cm" draw:start-shape="id3" draw:end-shape="id16" svg:d="M7429 11394l480 1116" svg:viewBox="0 0 481 1117">
          <text:p/>
        </draw:connector>
        <draw:connector draw:style-name="gr36" draw:text-style-name="P5" draw:layer="layout" draw:type="line" svg:x1="15.792cm" svg:y1="8.911cm" svg:x2="18.091cm" svg:y2="10.963cm" draw:start-shape="id17" draw:start-glue-point="10" draw:end-shape="id12" svg:d="M15792 8911l2299 2052" svg:viewBox="0 0 2300 2053">
          <text:p/>
        </draw:connector>
        <draw:connector draw:style-name="gr36" draw:text-style-name="P5" draw:layer="layout" draw:type="line" svg:x1="14.868cm" svg:y1="6.81cm" svg:x2="18.091cm" svg:y2="10.963cm" draw:start-shape="id18" draw:end-shape="id12" draw:end-glue-point="3" svg:d="M14868 6810l3223 4153" svg:viewBox="0 0 3224 4154">
          <text:p/>
        </draw:connector>
        <draw:connector draw:style-name="gr36" draw:text-style-name="P5" draw:layer="layout" draw:type="line" svg:x1="13.389cm" svg:y1="17.834cm" svg:x2="13.389cm" svg:y2="18.761cm" draw:start-shape="id7" draw:start-glue-point="2" draw:end-shape="id19" draw:end-glue-point="4" svg:d="M13389 17834v927" svg:viewBox="0 0 1 928">
          <text:p/>
        </draw:connector>
        <draw:connector draw:style-name="gr36" draw:text-style-name="P5" draw:layer="layout" draw:type="line" svg:x1="24.431cm" svg:y1="18.088cm" svg:x2="22.473cm" svg:y2="18.765cm" draw:start-shape="id11" draw:start-glue-point="2" draw:end-shape="id20" draw:end-glue-point="4" svg:d="M24431 18088l-1958 677" svg:viewBox="0 0 1959 678">
          <text:p/>
        </draw:connector>
        <draw:connector draw:style-name="gr36" draw:text-style-name="P5" draw:layer="layout" draw:type="line" svg:x1="25.667cm" svg:y1="18.765cm" svg:x2="24.431cm" svg:y2="18.088cm" draw:start-shape="id21" draw:start-glue-point="4" draw:end-shape="id11" svg:d="M25667 18765l-1236-677" svg:viewBox="0 0 1237 678">
          <text:p/>
        </draw:connector>
        <draw:connector draw:style-name="gr36" draw:text-style-name="P5" draw:layer="layout" draw:type="line" svg:x1="2.334cm" svg:y1="2.82cm" svg:x2="4.672cm" svg:y2="3.783cm" draw:start-shape="id22" draw:start-glue-point="8" draw:end-shape="id1" draw:end-glue-point="0" svg:d="M2334 2820l2338 963" svg:viewBox="0 0 2339 964">
          <text:p/>
        </draw:connector>
        <draw:connector draw:style-name="gr36" draw:text-style-name="P5" draw:layer="layout" draw:type="line" svg:x1="5.993cm" svg:y1="2.82cm" svg:x2="4.672cm" svg:y2="3.783cm" draw:start-shape="id23" draw:start-glue-point="8" draw:end-shape="id1" draw:end-glue-point="0" svg:d="M5993 2820l-1321 963" svg:viewBox="0 0 1322 964">
          <text:p/>
        </draw:connector>
        <draw:connector draw:style-name="gr36" draw:text-style-name="P5" draw:layer="layout" draw:type="line" svg:x1="9.88cm" svg:y1="2.82cm" svg:x2="4.672cm" svg:y2="3.783cm" draw:start-shape="id24" draw:start-glue-point="8" draw:end-shape="id1" draw:end-glue-point="0" svg:d="M9880 2820l-5208 963" svg:viewBox="0 0 5209 964">
          <text:p/>
        </draw:connector>
        <draw:connector draw:style-name="gr36" draw:text-style-name="P5" draw:layer="layout" draw:type="line" svg:x1="12.914cm" svg:y1="2.82cm" svg:x2="21.964cm" svg:y2="4.748cm" draw:start-shape="id25" draw:start-glue-point="8" draw:end-shape="id14" draw:end-glue-point="0" svg:d="M12914 2820l9050 1928" svg:viewBox="0 0 9051 1929">
          <text:p/>
        </draw:connector>
        <draw:connector draw:style-name="gr36" draw:text-style-name="P5" draw:layer="layout" draw:type="line" svg:x1="16.778cm" svg:y1="2.82cm" svg:x2="21.964cm" svg:y2="4.748cm" draw:start-shape="id26" draw:start-glue-point="8" draw:end-shape="id14" draw:end-glue-point="0" svg:d="M16778 2820l5186 1928" svg:viewBox="0 0 5187 1929">
          <text:p/>
        </draw:connector>
        <draw:connector draw:style-name="gr36" draw:text-style-name="P5" draw:layer="layout" draw:type="line" svg:x1="21.765cm" svg:y1="2.82cm" svg:x2="21.964cm" svg:y2="4.748cm" draw:start-shape="id27" draw:start-glue-point="8" draw:end-shape="id14" draw:end-glue-point="0" svg:d="M21765 2820l199 1928" svg:viewBox="0 0 200 1929">
          <text:p/>
        </draw:connector>
        <draw:connector draw:style-name="gr36" draw:text-style-name="P5" draw:layer="layout" draw:type="line" svg:x1="25.654cm" svg:y1="2.82cm" svg:x2="21.964cm" svg:y2="4.748cm" draw:start-shape="id28" draw:start-glue-point="8" draw:end-shape="id14" draw:end-glue-point="0" svg:d="M25654 2820l-3690 1928" svg:viewBox="0 0 3691 1929">
          <text:p/>
        </draw:connector>
        <draw:custom-shape draw:style-name="gr32" draw:text-style-name="P2" xml:id="id29" draw:id="id29" draw:layer="layout" svg:width="3.683cm" svg:height="1.524cm" svg:x="12.109cm" svg:y="10.05cm">
          <text:p text:style-name="P1">Ver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line" svg:x1="15.792cm" svg:y1="10.812cm" svg:x2="18.091cm" svg:y2="10.963cm" draw:start-shape="id29" draw:start-glue-point="10" draw:end-shape="id12" draw:end-glue-point="3" svg:d="M15792 10812l2299 151" svg:viewBox="0 0 2300 1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5:32:30.835841941</meta:creation-date>
    <dc:date>2017-07-26T15:09:46.177724569</dc:date>
    <meta:editing-duration>PT55M30S</meta:editing-duration>
    <meta:editing-cycles>24</meta:editing-cycles>
    <meta:generator>LibreOffice/5.3.4.2$Linux_X86_64 LibreOffice_project/30m0$Build-2</meta:generator>
    <meta:document-statistic meta:object-count="68"/>
  </office:meta>
</office:document-meta>
</file>